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6cm" svg:height="11.8cm" svg:x="7.2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6cm" svg:height="4.8cm" svg:x="8.2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6cm" svg:height="1.4cm" svg:x="8.2cm" svg:y="1.6cm">
          <text:p text:style-name="P1">Web Front End</text:p>
          <text:p text:style-name="P1"><text:span text:style-name="T1">HTML, Javascript, 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cm" svg:height="2.6cm" svg:x="11cm" svg:y="9.3cm">
          <text:p text:style-name="P1">R-Shiny Server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2.6cm" svg:x="10.7cm" svg:y="14.1cm">
          <text:p text:style-name="P1">FuzzyToolkitUoN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8cm" svg:y1="11.9cm" svg:x2="11.8cm" svg:y2="14.1cm" draw:start-shape="id1" draw:start-glue-point="3" draw:end-shape="id2" svg:d="m11800 11900v2200" svg:viewBox="0 0 1 2201">
          <text:p/>
        </draw:connector>
        <draw:custom-shape draw:style-name="gr4" draw:text-style-name="P1" draw:layer="layout" svg:width="4.4cm" svg:height="1.8cm" svg:x="9.1cm" svg:y="3.4cm">
          <text:p text:style-name="P1"><text:span text:style-name="T1">Fuzzy 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13.7cm" svg:y="3.4cm">
          <text:p text:style-name="P1"><text:span text:style-name="T1">Fuzzy Out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9.1cm" svg:y="5.4cm">
          <text:p text:style-name="P1"><text:span text:style-name="T1">Fuzzy R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13.7cm" svg:y="5.4cm">
          <text:p text:style-name="P1"><text:span text:style-name="T1">Fuzzy System </text:span></text:p>
          <text:p text:style-name="P1"><text:span text:style-name="T1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cm" svg:height="2.6cm" svg:x="16.4cm" svg:y="14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8.5cm" svg:height="0.962cm" svg:x="17.3cm" svg:y="14.5cm">
          <draw:text-box>
            <text:p>Produced during G52GRP</text:p>
          </draw:text-box>
        </draw:frame>
        <draw:frame draw:style-name="gr6" draw:layer="layout" svg:width="8.5cm" svg:height="0.962cm" svg:x="17.3cm" svg:y="15.562cm">
          <draw:text-box>
            <text:p>Currently being extended</text:p>
          </draw:text-box>
        </draw:frame>
        <draw:line draw:style-name="gr7" draw:text-style-name="P1" xml:id="id2" draw:id="id2" draw:layer="layout" svg:x1="11.8cm" svg:y1="14.1cm" svg:x2="14.8cm" svg:y2="14.1cm">
          <text:p/>
        </draw:line>
        <draw:line draw:style-name="gr7" draw:text-style-name="P1" xml:id="id1" draw:id="id1" draw:layer="layout" svg:x1="11.8cm" svg:y1="11.9cm" svg:x2="14.8cm" svg:y2="11.9cm">
          <text:p/>
        </draw:line>
        <draw:connector draw:style-name="gr3" draw:text-style-name="P1" draw:layer="layout" draw:type="line" svg:x1="14.8cm" svg:y1="14.1cm" svg:x2="14.8cm" svg:y2="11.9cm" draw:start-shape="id2" draw:start-glue-point="1" draw:end-shape="id1" draw:end-glue-point="1" svg:d="m14800 14100v-2200" svg:viewBox="0 0 1 2201">
          <text:p/>
        </draw:connector>
        <draw:line draw:style-name="gr7" draw:text-style-name="P1" xml:id="id4" draw:id="id4" draw:layer="layout" svg:x1="11.8cm" svg:y1="9.3cm" svg:x2="14.8cm" svg:y2="9.3cm">
          <text:p/>
        </draw:line>
        <draw:line draw:style-name="gr7" draw:text-style-name="P1" xml:id="id3" draw:id="id3" draw:layer="layout" svg:x1="11.8cm" svg:y1="7.8cm" svg:x2="14.8cm" svg:y2="7.8cm">
          <text:p/>
        </draw:line>
        <draw:connector draw:style-name="gr3" draw:text-style-name="P1" draw:layer="layout" draw:type="line" svg:x1="11.8cm" svg:y1="7.8cm" svg:x2="11.8cm" svg:y2="9.3cm" draw:start-shape="id3" draw:start-glue-point="3" draw:end-shape="id4" svg:d="m11800 7800v1500" svg:viewBox="0 0 1 1501">
          <text:p/>
        </draw:connector>
        <draw:connector draw:style-name="gr3" draw:text-style-name="P1" draw:layer="layout" draw:type="line" svg:x1="14.8cm" svg:y1="9.3cm" svg:x2="14.8cm" svg:y2="7.8cm" draw:start-shape="id4" draw:start-glue-point="1" draw:end-shape="id3" draw:end-glue-point="1" svg:d="m14800 9300v-1500" svg:viewBox="0 0 1 1501">
          <text:p/>
        </draw:connector>
        <draw:custom-shape draw:style-name="gr5" draw:text-style-name="P1" draw:layer="layout" svg:width="1cm" svg:height="11.8cm" svg:x="20.3cm" svg:y="1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8.5cm" svg:height="0.962cm" svg:x="21.6cm" svg:y="6.638cm">
          <draw:text-box>
            <text:p>To be produced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9" draw:text-style-name="P1" draw:layer="layout" svg:width="19.8cm" svg:height="16.6cm" svg:x="6.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6cm" svg:height="1.4cm" svg:x="8.2cm" svg:y="1.6cm">
          <text:p text:style-name="P1">Web Front End</text:p>
          <text:p text:style-name="P1"><text:span text:style-name="T1">HTML, Javascript, C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9" draw:text-style-name="P1" draw:layer="layout" svg:width="19.8cm" svg:height="16.6cm" svg:x="6.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6cm" svg:height="4.8cm" svg:x="8.2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6cm" svg:height="1.4cm" svg:x="8.2cm" svg:y="1.6cm">
          <text:p text:style-name="P1">Web Front End</text:p>
          <text:p text:style-name="P1"><text:span text:style-name="T1">HTML, Javascript, 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9.1cm" svg:y="3.4cm">
          <text:p text:style-name="P1"><text:span text:style-name="T1">Fuzzy 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13.7cm" svg:y="3.4cm">
          <text:p text:style-name="P1"><text:span text:style-name="T1">Fuzzy Out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9.1cm" svg:y="5.4cm">
          <text:p text:style-name="P1"><text:span text:style-name="T1">Fuzzy R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13.7cm" svg:y="5.4cm">
          <text:p text:style-name="P1"><text:span text:style-name="T1">Fuzzy System </text:span></text:p>
          <text:p text:style-name="P1"><text:span text:style-name="T1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1.8cm" svg:y1="7.8cm" svg:x2="14.8cm" svg:y2="7.8cm">
          <text:p/>
        </draw:lin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9" draw:text-style-name="P1" draw:layer="layout" svg:width="19.8cm" svg:height="16.6cm" svg:x="6.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6cm" svg:height="4.8cm" svg:x="8.2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6cm" svg:height="1.4cm" svg:x="8.2cm" svg:y="1.6cm">
          <text:p text:style-name="P1">Web Front End</text:p>
          <text:p text:style-name="P1"><text:span text:style-name="T1">HTML, Javascript, 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cm" svg:height="2.6cm" svg:x="11cm" svg:y="9.3cm">
          <text:p text:style-name="P1">R-Shiny Server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1.8cm" svg:x="9.1cm" svg:y="3.4cm">
          <text:p text:style-name="P1"><text:span text:style-name="T1">Fuzzy 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13.7cm" svg:y="3.4cm">
          <text:p text:style-name="P1"><text:span text:style-name="T1">Fuzzy Out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9.1cm" svg:y="5.4cm">
          <text:p text:style-name="P1"><text:span text:style-name="T1">Fuzzy R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13.7cm" svg:y="5.4cm">
          <text:p text:style-name="P1"><text:span text:style-name="T1">Fuzzy System </text:span></text:p>
          <text:p text:style-name="P1"><text:span text:style-name="T1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xml:id="id6" draw:id="id6" draw:layer="layout" svg:x1="11.8cm" svg:y1="9.3cm" svg:x2="14.8cm" svg:y2="9.3cm">
          <text:p/>
        </draw:line>
        <draw:line draw:style-name="gr7" draw:text-style-name="P1" xml:id="id5" draw:id="id5" draw:layer="layout" svg:x1="11.8cm" svg:y1="7.8cm" svg:x2="14.8cm" svg:y2="7.8cm">
          <text:p/>
        </draw:line>
        <draw:connector draw:style-name="gr3" draw:text-style-name="P1" draw:layer="layout" draw:type="line" svg:x1="11.8cm" svg:y1="7.8cm" svg:x2="11.8cm" svg:y2="9.3cm" draw:start-shape="id5" draw:start-glue-point="3" draw:end-shape="id6" svg:d="m11800 7800v1500" svg:viewBox="0 0 1 1501">
          <text:p/>
        </draw:connector>
        <draw:connector draw:style-name="gr3" draw:text-style-name="P1" draw:layer="layout" draw:type="line" svg:x1="14.8cm" svg:y1="9.3cm" svg:x2="14.8cm" svg:y2="7.8cm" draw:start-shape="id6" draw:start-glue-point="1" draw:end-shape="id5" draw:end-glue-point="1" svg:d="m14800 9300v-1500" svg:viewBox="0 0 1 1501">
          <text:p/>
        </draw:connecto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9" draw:text-style-name="P1" draw:layer="layout" svg:width="19.8cm" svg:height="16.6cm" svg:x="6.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6cm" svg:height="4.8cm" svg:x="8.2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6cm" svg:height="1.4cm" svg:x="8.2cm" svg:y="1.6cm">
          <text:p text:style-name="P1">Web Front End</text:p>
          <text:p text:style-name="P1"><text:span text:style-name="T1">HTML, Javascript, 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cm" svg:height="2.6cm" svg:x="11cm" svg:y="9.3cm">
          <text:p text:style-name="P1">R-Shiny Server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2.6cm" svg:x="10.7cm" svg:y="14.1cm">
          <text:p text:style-name="P1">FuzzyToolkitUoN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8cm" svg:y1="11.9cm" svg:x2="11.8cm" svg:y2="14.1cm" draw:start-shape="id7" draw:start-glue-point="3" draw:end-shape="id8" svg:d="m11800 11900v2200" svg:viewBox="0 0 1 2201">
          <text:p/>
        </draw:connector>
        <draw:custom-shape draw:style-name="gr4" draw:text-style-name="P1" draw:layer="layout" svg:width="4.4cm" svg:height="1.8cm" svg:x="9.1cm" svg:y="3.4cm">
          <text:p text:style-name="P1"><text:span text:style-name="T1">Fuzzy 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13.7cm" svg:y="3.4cm">
          <text:p text:style-name="P1"><text:span text:style-name="T1">Fuzzy Out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9.1cm" svg:y="5.4cm">
          <text:p text:style-name="P1"><text:span text:style-name="T1">Fuzzy R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13.7cm" svg:y="5.4cm">
          <text:p text:style-name="P1"><text:span text:style-name="T1">Fuzzy System </text:span></text:p>
          <text:p text:style-name="P1"><text:span text:style-name="T1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xml:id="id8" draw:id="id8" draw:layer="layout" svg:x1="11.8cm" svg:y1="14.1cm" svg:x2="14.8cm" svg:y2="14.1cm">
          <text:p/>
        </draw:line>
        <draw:line draw:style-name="gr7" draw:text-style-name="P1" xml:id="id7" draw:id="id7" draw:layer="layout" svg:x1="11.8cm" svg:y1="11.9cm" svg:x2="14.8cm" svg:y2="11.9cm">
          <text:p/>
        </draw:line>
        <draw:connector draw:style-name="gr3" draw:text-style-name="P1" draw:layer="layout" draw:type="line" svg:x1="14.8cm" svg:y1="14.1cm" svg:x2="14.8cm" svg:y2="11.9cm" draw:start-shape="id8" draw:start-glue-point="1" draw:end-shape="id7" draw:end-glue-point="1" svg:d="m14800 14100v-2200" svg:viewBox="0 0 1 2201">
          <text:p/>
        </draw:connector>
        <draw:line draw:style-name="gr7" draw:text-style-name="P1" xml:id="id10" draw:id="id10" draw:layer="layout" svg:x1="11.8cm" svg:y1="9.3cm" svg:x2="14.8cm" svg:y2="9.3cm">
          <text:p/>
        </draw:line>
        <draw:line draw:style-name="gr7" draw:text-style-name="P1" xml:id="id9" draw:id="id9" draw:layer="layout" svg:x1="11.8cm" svg:y1="7.8cm" svg:x2="14.8cm" svg:y2="7.8cm">
          <text:p/>
        </draw:line>
        <draw:connector draw:style-name="gr3" draw:text-style-name="P1" draw:layer="layout" draw:type="line" svg:x1="11.8cm" svg:y1="7.8cm" svg:x2="11.8cm" svg:y2="9.3cm" draw:start-shape="id9" draw:start-glue-point="3" draw:end-shape="id10" svg:d="m11800 7800v1500" svg:viewBox="0 0 1 1501">
          <text:p/>
        </draw:connector>
        <draw:connector draw:style-name="gr3" draw:text-style-name="P1" draw:layer="layout" draw:type="line" svg:x1="14.8cm" svg:y1="9.3cm" svg:x2="14.8cm" svg:y2="7.8cm" draw:start-shape="id10" draw:start-glue-point="1" draw:end-shape="id9" draw:end-glue-point="1" svg:d="m14800 9300v-1500" svg:viewBox="0 0 1 1501">
          <text:p/>
        </draw:connecto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9" draw:text-style-name="P1" draw:layer="layout" svg:width="19.8cm" svg:height="16.6cm" svg:x="6.8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6cm" svg:height="11.8cm" svg:x="7.2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6cm" svg:height="4.8cm" svg:x="8.2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6cm" svg:height="1.4cm" svg:x="8.2cm" svg:y="1.6cm">
          <text:p text:style-name="P1">Web Front End</text:p>
          <text:p text:style-name="P1"><text:span text:style-name="T1">HTML, Javascript, 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cm" svg:height="2.6cm" svg:x="11cm" svg:y="9.3cm">
          <text:p text:style-name="P1">R-Shiny Server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2.6cm" svg:x="10.7cm" svg:y="14.1cm">
          <text:p text:style-name="P1">FuzzyToolkitUoN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8cm" svg:y1="11.9cm" svg:x2="11.8cm" svg:y2="14.1cm" draw:start-shape="id11" draw:start-glue-point="3" draw:end-shape="id12" svg:d="m11800 11900v2200" svg:viewBox="0 0 1 2201">
          <text:p/>
        </draw:connector>
        <draw:custom-shape draw:style-name="gr4" draw:text-style-name="P1" draw:layer="layout" svg:width="4.4cm" svg:height="1.8cm" svg:x="9.1cm" svg:y="3.4cm">
          <text:p text:style-name="P1"><text:span text:style-name="T1">Fuzzy 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13.7cm" svg:y="3.4cm">
          <text:p text:style-name="P1"><text:span text:style-name="T1">Fuzzy Out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9.1cm" svg:y="5.4cm">
          <text:p text:style-name="P1"><text:span text:style-name="T1">Fuzzy R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13.7cm" svg:y="5.4cm">
          <text:p text:style-name="P1"><text:span text:style-name="T1">Fuzzy System </text:span></text:p>
          <text:p text:style-name="P1"><text:span text:style-name="T1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xml:id="id12" draw:id="id12" draw:layer="layout" svg:x1="11.8cm" svg:y1="14.1cm" svg:x2="14.8cm" svg:y2="14.1cm">
          <text:p/>
        </draw:line>
        <draw:line draw:style-name="gr7" draw:text-style-name="P1" xml:id="id11" draw:id="id11" draw:layer="layout" svg:x1="11.8cm" svg:y1="11.9cm" svg:x2="14.8cm" svg:y2="11.9cm">
          <text:p/>
        </draw:line>
        <draw:connector draw:style-name="gr3" draw:text-style-name="P1" draw:layer="layout" draw:type="line" svg:x1="14.8cm" svg:y1="14.1cm" svg:x2="14.8cm" svg:y2="11.9cm" draw:start-shape="id12" draw:start-glue-point="1" draw:end-shape="id11" draw:end-glue-point="1" svg:d="m14800 14100v-2200" svg:viewBox="0 0 1 2201">
          <text:p/>
        </draw:connector>
        <draw:line draw:style-name="gr7" draw:text-style-name="P1" xml:id="id14" draw:id="id14" draw:layer="layout" svg:x1="11.8cm" svg:y1="9.3cm" svg:x2="14.8cm" svg:y2="9.3cm">
          <text:p/>
        </draw:line>
        <draw:line draw:style-name="gr7" draw:text-style-name="P1" xml:id="id13" draw:id="id13" draw:layer="layout" svg:x1="11.8cm" svg:y1="7.8cm" svg:x2="14.8cm" svg:y2="7.8cm">
          <text:p/>
        </draw:line>
        <draw:connector draw:style-name="gr3" draw:text-style-name="P1" draw:layer="layout" draw:type="line" svg:x1="11.8cm" svg:y1="7.8cm" svg:x2="11.8cm" svg:y2="9.3cm" draw:start-shape="id13" draw:start-glue-point="3" draw:end-shape="id14" svg:d="m11800 7800v1500" svg:viewBox="0 0 1 1501">
          <text:p/>
        </draw:connector>
        <draw:connector draw:style-name="gr3" draw:text-style-name="P1" draw:layer="layout" draw:type="line" svg:x1="14.8cm" svg:y1="9.3cm" svg:x2="14.8cm" svg:y2="7.8cm" draw:start-shape="id14" draw:start-glue-point="1" draw:end-shape="id13" draw:end-glue-point="1" svg:d="m14800 9300v-1500" svg:viewBox="0 0 1 1501">
          <text:p/>
        </draw:connector>
        <draw:custom-shape draw:style-name="gr5" draw:text-style-name="P1" draw:layer="layout" svg:width="1cm" svg:height="11.8cm" svg:x="20.3cm" svg:y="1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5cm" svg:height="0.962cm" svg:x="21.6cm" svg:y="6.638cm">
          <draw:text-box>
            <text:p>To be produced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9" draw:text-style-name="P1" draw:layer="layout" svg:width="19.8cm" svg:height="16.6cm" svg:x="6.8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6cm" svg:height="11.8cm" svg:x="7.2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6cm" svg:height="4.8cm" svg:x="8.2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6cm" svg:height="1.4cm" svg:x="8.2cm" svg:y="1.6cm">
          <text:p text:style-name="P1">Web Front End</text:p>
          <text:p text:style-name="P1"><text:span text:style-name="T1">HTML, Javascript, 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cm" svg:height="2.6cm" svg:x="11cm" svg:y="9.3cm">
          <text:p text:style-name="P1">R-Shiny Server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2.6cm" svg:x="10.7cm" svg:y="14.1cm">
          <text:p text:style-name="P1">FuzzyToolkitUoN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8cm" svg:y1="11.9cm" svg:x2="11.8cm" svg:y2="14.1cm" draw:start-shape="id15" draw:start-glue-point="3" draw:end-shape="id16" svg:d="m11800 11900v2200" svg:viewBox="0 0 1 2201">
          <text:p/>
        </draw:connector>
        <draw:custom-shape draw:style-name="gr4" draw:text-style-name="P1" draw:layer="layout" svg:width="4.4cm" svg:height="1.8cm" svg:x="9.1cm" svg:y="3.4cm">
          <text:p text:style-name="P1"><text:span text:style-name="T1">Fuzzy 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13.7cm" svg:y="3.4cm">
          <text:p text:style-name="P1"><text:span text:style-name="T1">Fuzzy Out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9.1cm" svg:y="5.4cm">
          <text:p text:style-name="P1"><text:span text:style-name="T1">Fuzzy R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cm" svg:height="1.8cm" svg:x="13.7cm" svg:y="5.4cm">
          <text:p text:style-name="P1"><text:span text:style-name="T1">Fuzzy System </text:span></text:p>
          <text:p text:style-name="P1"><text:span text:style-name="T1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cm" svg:height="2.6cm" svg:x="16.4cm" svg:y="14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8.5cm" svg:height="0.962cm" svg:x="17.3cm" svg:y="14.5cm">
          <draw:text-box>
            <text:p>Produced during G52GRP</text:p>
          </draw:text-box>
        </draw:frame>
        <draw:frame draw:style-name="gr6" draw:layer="layout" svg:width="8.5cm" svg:height="0.962cm" svg:x="17.3cm" svg:y="15.562cm">
          <draw:text-box>
            <text:p>Currently being extended</text:p>
          </draw:text-box>
        </draw:frame>
        <draw:line draw:style-name="gr7" draw:text-style-name="P1" xml:id="id16" draw:id="id16" draw:layer="layout" svg:x1="11.8cm" svg:y1="14.1cm" svg:x2="14.8cm" svg:y2="14.1cm">
          <text:p/>
        </draw:line>
        <draw:line draw:style-name="gr7" draw:text-style-name="P1" xml:id="id15" draw:id="id15" draw:layer="layout" svg:x1="11.8cm" svg:y1="11.9cm" svg:x2="14.8cm" svg:y2="11.9cm">
          <text:p/>
        </draw:line>
        <draw:connector draw:style-name="gr3" draw:text-style-name="P1" draw:layer="layout" draw:type="line" svg:x1="14.8cm" svg:y1="14.1cm" svg:x2="14.8cm" svg:y2="11.9cm" draw:start-shape="id16" draw:start-glue-point="1" draw:end-shape="id15" draw:end-glue-point="1" svg:d="m14800 14100v-2200" svg:viewBox="0 0 1 2201">
          <text:p/>
        </draw:connector>
        <draw:line draw:style-name="gr7" draw:text-style-name="P1" xml:id="id18" draw:id="id18" draw:layer="layout" svg:x1="11.8cm" svg:y1="9.3cm" svg:x2="14.8cm" svg:y2="9.3cm">
          <text:p/>
        </draw:line>
        <draw:line draw:style-name="gr7" draw:text-style-name="P1" xml:id="id17" draw:id="id17" draw:layer="layout" svg:x1="11.8cm" svg:y1="7.8cm" svg:x2="14.8cm" svg:y2="7.8cm">
          <text:p/>
        </draw:line>
        <draw:connector draw:style-name="gr3" draw:text-style-name="P1" draw:layer="layout" draw:type="line" svg:x1="11.8cm" svg:y1="7.8cm" svg:x2="11.8cm" svg:y2="9.3cm" draw:start-shape="id17" draw:start-glue-point="3" draw:end-shape="id18" svg:d="m11800 7800v1500" svg:viewBox="0 0 1 1501">
          <text:p/>
        </draw:connector>
        <draw:connector draw:style-name="gr3" draw:text-style-name="P1" draw:layer="layout" draw:type="line" svg:x1="14.8cm" svg:y1="9.3cm" svg:x2="14.8cm" svg:y2="7.8cm" draw:start-shape="id18" draw:start-glue-point="1" draw:end-shape="id17" draw:end-glue-point="1" svg:d="m14800 9300v-1500" svg:viewBox="0 0 1 1501">
          <text:p/>
        </draw:connector>
        <draw:custom-shape draw:style-name="gr5" draw:text-style-name="P1" draw:layer="layout" svg:width="1cm" svg:height="11.8cm" svg:x="20.3cm" svg:y="1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5cm" svg:height="0.962cm" svg:x="21.6cm" svg:y="6.638cm">
          <draw:text-box>
            <text:p>To be produced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xk </meta:initial-creator>
    <meta:creation-date>2013-11-25T20:10:41</meta:creation-date>
    <dc:date>2013-11-25T20:37:05</dc:date>
    <dc:creator>cxk </dc:creator>
    <meta:editing-duration>PT10M43S</meta:editing-duration>
    <meta:editing-cycles>4</meta:editing-cycles>
    <meta:generator>LibreOffice/4.0.2.2$Linux_X86_64 LibreOffice_project/400m0$Build-2</meta:generator>
    <meta:document-statistic meta:object-count="139"/>
  </office:meta>
</office:document-meta>
</file>